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e97d" officeooo:paragraph-rsid="0011e97d"/>
    </style:style>
    <style:style style:name="P2" style:family="paragraph" style:parent-style-name="Standard">
      <style:text-properties officeooo:rsid="0012be75" officeooo:paragraph-rsid="0012be75"/>
    </style:style>
    <style:style style:name="P3" style:family="paragraph" style:parent-style-name="Standard">
      <style:text-properties style:text-underline-style="solid" style:text-underline-width="auto" style:text-underline-color="font-color" officeooo:rsid="0011e97d" officeooo:paragraph-rsid="0011e97d"/>
    </style:style>
    <style:style style:name="P4" style:family="paragraph" style:parent-style-name="Standard">
      <style:text-properties officeooo:rsid="001426d5" officeooo:paragraph-rsid="001426d5"/>
    </style:style>
    <style:style style:name="P5" style:family="paragraph" style:parent-style-name="Standard">
      <style:text-properties officeooo:rsid="00158f0f" officeooo:paragraph-rsid="00158f0f"/>
    </style:style>
    <style:style style:name="P6" style:family="paragraph" style:parent-style-name="Standard">
      <style:text-properties officeooo:rsid="00182aa7" officeooo:paragraph-rsid="00182aa7"/>
    </style:style>
    <style:style style:name="P7" style:family="paragraph" style:parent-style-name="Standard">
      <style:text-properties officeooo:rsid="00158f0f" officeooo:paragraph-rsid="00158f0f"/>
    </style:style>
    <style:style style:name="T1" style:family="text">
      <style:text-properties officeooo:rsid="0012be75"/>
    </style:style>
    <style:style style:name="T2" style:family="text">
      <style:text-properties officeooo:rsid="001503d5"/>
    </style:style>
    <style:style style:name="T3" style:family="text">
      <style:text-properties officeooo:rsid="00164f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nnectivity analysis with public transport</text:p>
      <text:p text:style-name="P1"/>
      <text:p text:style-name="P3"><text:span text:style-name="T3">required data</text:span>:</text:p>
      <text:p text:style-name="P1">OSM <text:span text:style-name="T1">stops</text:span>, <text:span text:style-name="T1">railways</text:span>, <text:span text:style-name="T1">streets, central point</text:span></text:p>
      <text:p text:style-name="P2">city area</text:p>
      <text:p text:style-name="P1"/>
      <text:p text:style-name="P3"><text:span text:style-name="T3">potential problems</text:span>:</text:p>
      <text:p text:style-name="P2">holes in networks caused by missing mapping</text:p>
      <text:p text:style-name="P2">missing buslines</text:p>
      <text:p text:style-name="P2">weird/wrong tags</text:p>
      <text:p text:style-name="P2">Wheres the central stop?? mainstation or old town or something else?</text:p>
      <text:p text:style-name="P4">How to account for changing lines <text:span text:style-name="T2">at stops</text:span>? </text:p>
      <text:p text:style-name="P5">How to give each street the fastest solution?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04:23:51.980000000</meta:creation-date>
    <dc:date>2018-12-06T05:50:02.923000000</dc:date>
    <meta:editing-duration>PT37M53S</meta:editing-duration>
    <meta:editing-cycles>5</meta:editing-cycles>
    <meta:generator>LibreOffice/5.4.5.1$Windows_X86_64 LibreOffice_project/79c9829dd5d8054ec39a82dc51cd9eff340dbee8</meta:generator>
    <meta:document-statistic meta:table-count="0" meta:image-count="0" meta:object-count="0" meta:page-count="1" meta:paragraph-count="11" meta:word-count="55" meta:character-count="360" meta:non-whitespace-character-count="315"/>
  </office:meta>
</office:document-meta>
</file>